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9d3b0" officeooo:paragraph-rsid="000a07d8"/>
    </style:style>
    <style:style style:name="P2" style:family="paragraph" style:parent-style-name="Standard">
      <style:text-properties style:font-name="Ubuntu Mono" officeooo:rsid="000a07d8" officeooo:paragraph-rsid="0010821b"/>
    </style:style>
    <style:style style:name="P3" style:family="paragraph" style:parent-style-name="Standard">
      <style:text-properties style:font-name="Ubuntu Mono" officeooo:rsid="000a5687" officeooo:paragraph-rsid="00123740"/>
    </style:style>
    <style:style style:name="P4" style:family="paragraph" style:parent-style-name="Standard">
      <style:text-properties style:font-name="Ubuntu Mono" officeooo:rsid="0011be04" officeooo:paragraph-rsid="00123740"/>
    </style:style>
    <style:style style:name="P5" style:family="paragraph" style:parent-style-name="Standard">
      <style:text-properties style:font-name="Ubuntu Mono" officeooo:rsid="001419cd" officeooo:paragraph-rsid="001abe01"/>
    </style:style>
    <style:style style:name="P6" style:family="paragraph" style:parent-style-name="Standard">
      <style:text-properties officeooo:rsid="002841da" officeooo:paragraph-rsid="002841da"/>
    </style:style>
    <style:style style:name="T1" style:family="text">
      <style:text-properties officeooo:rsid="0009d3b0"/>
    </style:style>
    <style:style style:name="T2" style:family="text">
      <style:text-properties officeooo:rsid="000a07d8"/>
    </style:style>
    <style:style style:name="T3" style:family="text">
      <style:text-properties style:font-name="Ubuntu Mono" officeooo:rsid="0015efb1"/>
    </style:style>
    <style:style style:name="T4" style:family="text">
      <style:text-properties style:font-name="Ubuntu Mono" officeooo:rsid="00174838"/>
    </style:style>
    <style:style style:name="T5" style:family="text">
      <style:text-properties style:font-name="Ubuntu Mono" fo:language="en" fo:country="US"/>
    </style:style>
    <style:style style:name="T6" style:family="text">
      <style:text-properties style:font-name="Ubuntu Mono" fo:language="en" fo:country="US" officeooo:rsid="00174838"/>
    </style:style>
    <style:style style:name="T7" style:family="text">
      <style:text-properties style:font-name="Ubuntu Mono" fo:language="en" fo:country="US" officeooo:rsid="001e4663"/>
    </style:style>
    <style:style style:name="T8" style:family="text">
      <style:text-properties style:font-name="Ubuntu Mono" fo:language="en" fo:country="US" officeooo:rsid="002ce579"/>
    </style:style>
    <style:style style:name="T9" style:family="text">
      <style:text-properties style:font-name="Ubuntu Mono" fo:language="en" fo:country="US" officeooo:rsid="002ce82c"/>
    </style:style>
    <style:style style:name="T10" style:family="text">
      <style:text-properties style:font-name="Ubuntu Mono" fo:language="en" fo:country="US" officeooo:rsid="0026916c"/>
    </style:style>
    <style:style style:name="T11" style:family="text">
      <style:text-properties style:font-name="Ubuntu Mono" fo:language="en" fo:country="US" officeooo:rsid="0026a2a9"/>
    </style:style>
    <style:style style:name="T12" style:family="text">
      <style:text-properties style:font-name="Ubuntu Mono" fo:language="en" fo:country="US" officeooo:rsid="002696bd"/>
    </style:style>
    <style:style style:name="T13" style:family="text">
      <style:text-properties style:font-name="Ubuntu Mono" fo:language="en" fo:country="US" officeooo:rsid="002bb08d"/>
    </style:style>
    <style:style style:name="T14" style:family="text">
      <style:text-properties style:font-name="Ubuntu Mono" officeooo:rsid="0022decd"/>
    </style:style>
    <style:style style:name="T15" style:family="text">
      <style:text-properties officeooo:rsid="00123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1. The frame of the selected track header is changed from Red to Violet color. It's more <text:s/>harmoniously with general design. (gtk_bright_indicator - color 23)</text:span></text:p>
      <text:p text:style-name="P6"><text:span text:style-name="T7">2. The fill of the selected track header is changed to Violet color. It was very similar to an unselected midi track header. Also more <text:s/>harmoniously with general design. (gtk_track_header_selected - color 23)</text:span></text:p>
      <text:p text:style-name="P6"><text:span text:style-name="T7">3. The frame of the selected midi region is changed from Brown to Blue color. This is more noticeable &amp; harmoniously with a general design. (selected time axis frame - color 85)</text:span></text:p>
      <text:p text:style-name="P6"><text:span text:style-name="T7">4. The GTK text is changed to darker – more readable. (gtk_texts – color 27)</text:span></text:p>
      <text:p text:style-name="P6"><text:span text:style-name="T7">5. The text of the general menu, names of tracks is changed to darker – more readable. (gtk_foreground: color 93: from #51578A to #2F3880)</text:span></text:p>
      <text:p text:style-name="P6"><text:span text:style-name="T7">6. The fill of the selected BUS-track header is changed to lighter. It’s more close to “light-theme-conception” and makes more readable the name track text. (gtk_audio_bus – color 4)</text:span></text:p>
      <text:p text:style-name="P6"><text:span text:style-name="T7">7. The transparency of the midi region in “E”-mouse mode is little reduced. This parameter has the same value to all cooltehno’s themes now. (editable region – alpha:0.14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00:07:53.739263520</meta:creation-date>
    <meta:generator>LibreOffice/5.1.6.2$Linux_X86_64 LibreOffice_project/10m0$Build-2</meta:generator>
    <dc:date>2016-12-30T02:01:35.375912513</dc:date>
    <meta:editing-duration>PT44M29S</meta:editing-duration>
    <meta:editing-cycles>25</meta:editing-cycles>
    <meta:document-statistic meta:table-count="0" meta:image-count="0" meta:object-count="0" meta:page-count="1" meta:paragraph-count="7" meta:word-count="181" meta:character-count="1109" meta:non-whitespace-character-count="928"/>
  </office:meta>
</office:document-meta>
</file>